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bb57"/>
    </style:style>
    <style:style style:name="P2" style:family="paragraph" style:parent-style-name="Text_20_body">
      <style:text-properties fo:font-size="12pt" fo:font-weight="normal" officeooo:rsid="0009bb57" officeooo:paragraph-rsid="0009bb57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normal" officeooo:rsid="0009bb57" officeooo:paragraph-rsid="000b71da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rsid="0009bb57" officeooo:paragraph-rsid="00101e09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0b71da" officeooo:paragraph-rsid="000b71da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rsid="000b71da" officeooo:paragraph-rsid="00101e09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0d0c18" officeooo:paragraph-rsid="000d0c18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09bb57" officeooo:paragraph-rsid="0009bb57" fo:background-color="#e8f2a1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09bb57" officeooo:paragraph-rsid="000b71da" fo:background-color="#e8f2a1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language="ru" fo:country="RU" fo:font-weight="normal" officeooo:rsid="000d06ab" officeooo:paragraph-rsid="000d06ab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rsid="000b71da" officeooo:paragraph-rsid="000b71da"/>
    </style:style>
    <style:style style:name="P12" style:family="paragraph" style:parent-style-name="Text_20_body">
      <style:text-properties officeooo:rsid="000d06ab" officeooo:paragraph-rsid="000d06ab"/>
    </style:style>
    <style:style style:name="P13" style:family="paragraph" style:parent-style-name="Text_20_body">
      <style:text-properties officeooo:paragraph-rsid="000d06ab"/>
    </style:style>
    <style:style style:name="P14" style:family="paragraph" style:parent-style-name="Text_20_body">
      <style:text-properties officeooo:rsid="000d0c18" officeooo:paragraph-rsid="000d0c18"/>
    </style:style>
    <style:style style:name="P15" style:family="paragraph" style:parent-style-name="Text_20_body">
      <style:text-properties officeooo:rsid="000d0c18" officeooo:paragraph-rsid="000e2b59"/>
    </style:style>
    <style:style style:name="P16" style:family="paragraph" style:parent-style-name="Text_20_body">
      <style:text-properties officeooo:paragraph-rsid="000d0c18"/>
    </style:style>
    <style:style style:name="T1" style:family="text">
      <style:text-properties fo:language="ru" fo:country="RU" style:font-size-asian="12pt"/>
    </style:style>
    <style:style style:name="T2" style:family="text">
      <style:text-properties fo:language="ru" fo:country="RU" officeooo:rsid="000b71da" style:font-size-asian="12pt"/>
    </style:style>
    <style:style style:name="T3" style:family="text">
      <style:text-properties fo:language="ru" fo:country="RU" officeooo:rsid="000d06ab" style:font-size-asian="12pt"/>
    </style:style>
    <style:style style:name="T4" style:family="text">
      <style:text-properties fo:language="ru" fo:country="RU" officeooo:rsid="00101e09" style:font-size-asian="12pt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09bb57" style:font-size-asian="12pt" style:font-weight-asian="normal" style:font-size-complex="12pt" style:font-weight-complex="normal"/>
    </style:style>
    <style:style style:name="T7" style:family="text">
      <style:text-properties fo:font-size="12pt" fo:language="ru" fo:country="RU" fo:font-weight="normal" officeooo:rsid="000d06ab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00d0c18" style:font-size-asian="12pt" style:font-weight-asian="normal" style:font-size-complex="12pt" style:font-weight-complex="normal"/>
    </style:style>
    <style:style style:name="T9" style:family="text">
      <style:text-properties fo:font-size="12pt" fo:language="ru" fo:country="RU" fo:font-weight="normal" fo:background-color="#ffb66c" loext:char-shading-value="0" style:font-size-asian="12pt" style:font-weight-asian="normal" style:font-size-complex="12pt" style:font-weight-complex="normal"/>
    </style:style>
    <style:style style:name="T10" style:family="text">
      <style:text-properties fo:font-size="12pt" fo:language="ru" fo:country="RU" fo:font-weight="normal" fo:background-color="#ffb66c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language="ru" fo:country="RU" fo:font-weight="normal" officeooo:rsid="0011c7e1" fo:background-color="#ffb66c" loext:char-shading-value="0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button </text:span></text:p>
      <text:p text:style-name="P8"><text:span text:style-name="T1"><text:tab/>toggle</text:span></text:p>
      <text:p text:style-name="P8"><text:span text:style-name="T1">input</text:span></text:p>
      <text:p text:style-name="P9"><text:span text:style-name="T1"><text:tab/>Checkbox (like radio, but single) <text:s text:c="2"/>/<text:tab/>Checkbox (all/none)</text:span></text:p>
      <text:p text:style-name="P9"><text:span text:style-name="T1"><text:tab/>Radio</text:span></text:p>
      <text:p text:style-name="P6"><text:span text:style-name="T1"><text:tab/>slider (volume, like input with chosen max/min)</text:span></text:p>
      <text:p text:style-name="P4"><text:span text:style-name="T1">input</text:span></text:p>
      <text:p text:style-name="P2"><text:span text:style-name="T1"><text:tab/></text:span><text:span text:style-name="T3">dropdown (like select)</text:span></text:p>
      <text:p text:style-name="P2"><text:span text:style-name="T1"><text:tab/>autocomplete</text:span></text:p>
      <text:p text:style-name="P2"><text:span text:style-name="T1"><text:tab/>datepicker</text:span></text:p>
      <text:p text:style-name="P2"><text:span text:style-name="T1"><text:tab/>chips (like input </text:span><text:span text:style-name="T2">or select</text:span><text:span text:style-name="T1">, </text:span><text:span text:style-name="T2">multiple known objects?, choose like checkbox</text:span><text:span text:style-name="T1">)</text:span></text:p>
      <text:p text:style-name="P5"><text:span text:style-name="T1"/></text:p>
      <text:p text:style-name="P7"><text:span text:style-name="T1"><text:tab/></text:span></text:p>
      <text:p text:style-name="P7"><text:span text:style-name="T1">search</text:span></text:p>
      <text:p text:style-name="P3"><text:span text:style-name="T1"/></text:p>
      <text:p text:style-name="P2"><text:span text:style-name="T1">select (like menu, like radio / input)</text:span></text:p>
      <text:p text:style-name="P13"><text:span text:style-name="T7">list builder (like select)</text:span></text:p>
      <text:p text:style-name="P2"><text:span text:style-name="T1"/></text:p>
      <text:p text:style-name="P2"><text:span text:style-name="T1">menu</text:span></text:p>
      <text:p text:style-name="P13"><text:span text:style-name="T6"><text:tab/></text:span><text:span text:style-name="T7">context menu</text:span></text:p>
      <text:p text:style-name="P13"><text:span text:style-name="T7"><text:tab/>hamburger</text:span></text:p>
      <text:p text:style-name="P13"><text:span text:style-name="T7"><text:tab/>pie menu (not usefull)</text:span><text:span text:style-name="T6"><text:tab/></text:span></text:p>
      <text:p text:style-name="P1"><text:span text:style-name="T6"/></text:p>
      <text:p text:style-name="P1"><text:span text:style-name="T6">tabs (page in page (sub page))</text:span></text:p>
      <text:p text:style-name="P11"><text:span text:style-name="T6"><text:tab/>e</text:span><text:span text:style-name="T5">xpansion panel (like tabs) / </text:span><text:span text:style-name="T8">accordion</text:span></text:p>
      <text:p text:style-name="P11"><text:span text:style-name="T5"><text:tab/>stepper (like tabs, but set course)</text:span></text:p>
      <text:p text:style-name="P11"><text:span text:style-name="T5"/></text:p>
      <text:p text:style-name="P10">not fixed in place / on top of other</text:p>
      <text:p text:style-name="P11"><text:span text:style-name="T5"><text:tab/>sidenav (</text:span><text:span text:style-name="T7">something important, but not always needed)</text:span></text:p>
      <text:p text:style-name="P11"><text:span text:style-name="T5"><text:tab/>toolbar (</text:span><text:span text:style-name="T7">always? On top page with menus etc)</text:span></text:p>
      <text:p text:style-name="P11"><text:soft-page-break/><text:span text:style-name="T5"><text:tab/>snackbar (</text:span><text:span text:style-name="T7">brief messages)</text:span></text:p>
      <text:p text:style-name="P11"><text:span text:style-name="T5"><text:tab/>bottom sheet (</text:span><text:span text:style-name="T7">like dialog, but from bottom, for mobile)</text:span></text:p>
      <text:p text:style-name="P11"><text:span text:style-name="T5"><text:tab/></text:span><text:span text:style-name="T10">dialog (</text:span><text:span text:style-name="T11">material)</text:span></text:p>
      <text:p text:style-name="P11"><text:span text:style-name="T5"><text:tab/></text:span><text:span text:style-name="T8">infobar (like snackbar)</text:span></text:p>
      <text:p text:style-name="P11"><text:span text:style-name="T8"><text:tab/>status bar (like snackbar, but always)</text:span></text:p>
      <text:p text:style-name="P11"><text:span text:style-name="T8"><text:tab/>pop-up (could be used for chat? etc)</text:span></text:p>
      <text:p text:style-name="P11"><text:span text:style-name="T5"/></text:p>
      <text:p text:style-name="P12"><text:span text:style-name="T5">dividing page elements, placing them</text:span></text:p>
      <text:p text:style-name="P12"><text:span text:style-name="T5"><text:tab/>divider</text:span></text:p>
      <text:p text:style-name="P12"><text:span text:style-name="T5"><text:tab/>card</text:span></text:p>
      <text:p text:style-name="P12"><text:span text:style-name="T5"><text:tab/>grid list</text:span></text:p>
      <text:p text:style-name="P12"><text:span text:style-name="T5"/></text:p>
      <text:p text:style-name="P12"><text:span text:style-name="T5">table</text:span></text:p>
      <text:p text:style-name="P12"><text:span text:style-name="T5">tooltip</text:span></text:p>
      <text:p text:style-name="P12"><text:span text:style-name="T5">spinner/progress bar</text:span></text:p>
      <text:p text:style-name="P15"><text:span text:style-name="T5">inspectior window (change object etc. on fly) (like dialog, contains info of object)</text:span></text:p>
      <text:p text:style-name="P15"><text:span text:style-name="T5"/></text:p>
      <text:p text:style-name="P14"><text:span text:style-name="T5">navigation</text:span></text:p>
      <text:p text:style-name="P14"><text:span text:style-name="T5"><text:tab/>tree view? (like menu?)</text:span></text:p>
      <text:p text:style-name="P16"><text:span text:style-name="T8"><text:tab/>Breadcrumb (like hyperlink, but like tree branch)</text:span></text:p>
      <text:p text:style-name="P14"><text:span text:style-name="T5"><text:tab/>hyperlink</text:span></text:p>
      <text:p text:style-name="P16"><text:span text:style-name="T8"><text:tab/>navigation bar (may include path, breadcrumbs, list of favourites)</text:span></text:p>
      <text:p text:style-name="P16"><text:span text:style-name="T8"/></text:p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4T02:10:28.910268155</meta:creation-date>
    <dc:date>2021-02-04T17:58:55.243559320</dc:date>
    <meta:editing-duration>PT10M1S</meta:editing-duration>
    <meta:editing-cycles>1</meta:editing-cycles>
    <meta:document-statistic meta:table-count="0" meta:image-count="0" meta:object-count="0" meta:page-count="2" meta:paragraph-count="44" meta:word-count="176" meta:character-count="1157" meta:non-whitespace-character-count="991"/>
    <meta:generator>LibreOffice/6.3.5.2$Linux_X86_64 LibreOffice_project/30$Build-2</meta:generator>
  </office:meta>
</office:document-meta>
</file>